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1.9402in" fo:line-height="100%" fo:text-align="end" style:justify-single-word="false" fo:orphans="0" fo:widows="0" fo:text-indent="0in" style:auto-text-indent="false" style:page-number="1"/>
    </style:style>
    <style:style style:name="P2" style:family="paragraph" style:parent-style-name="Standard">
      <style:paragraph-properties fo:margin-left="0in" fo:margin-right="1.7091in" fo:margin-top="0.0374in" fo:margin-bottom="0in" loext:contextual-spacing="false" fo:line-height="100%" fo:text-align="end" style:justify-single-word="false" fo:orphans="0" fo:widows="0" fo:text-indent="0in" style:auto-text-indent="false"/>
    </style:style>
    <style:style style:name="P3" style:family="paragraph" style:parent-style-name="Standard">
      <style:paragraph-properties fo:margin-left="0in" fo:margin-right="0.0827in" fo:margin-top="0.3811in" fo:margin-bottom="0in" loext:contextual-spacing="false" fo:line-height="95%" fo:orphans="0" fo:widows="0" fo:text-indent="0in" style:auto-text-indent="false"/>
    </style:style>
    <style:style style:name="P4" style:family="paragraph" style:parent-style-name="Standard">
      <style:paragraph-properties fo:margin-left="0in" fo:margin-right="0.0827in" fo:margin-top="0.3874in" fo:margin-bottom="0in" loext:contextual-spacing="false" fo:line-height="95%" fo:orphans="0" fo:widows="0" fo:text-indent="0in" style:auto-text-indent="false"/>
    </style:style>
    <style:style style:name="P5" style:family="paragraph" style:parent-style-name="Standard">
      <style:paragraph-properties fo:margin-left="0in" fo:margin-right="0.1665in" fo:margin-top="0.1957in" fo:margin-bottom="0in" loext:contextual-spacing="false" fo:line-height="95%" fo:orphans="0" fo:widows="0" fo:text-indent="0in" style:auto-text-indent="false"/>
    </style:style>
    <style:style style:name="P6" style:family="paragraph" style:parent-style-name="Standard">
      <style:paragraph-properties fo:margin-left="0in" fo:margin-right="0in" fo:margin-top="0.0043in" fo:margin-bottom="0in" loext:contextual-spacing="false" fo:line-height="95%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.1764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.0319in" fo:margin-bottom="0in" loext:contextual-spacing="false" fo:line-height="100%" fo:orphans="0" fo:widows="0" fo:text-indent="0in" style:auto-text-indent="false"/>
    </style:style>
    <style:style style:name="P9" style:family="paragraph" style:parent-style-name="Standard">
      <style:paragraph-properties fo:margin-left="0in" fo:margin-right="0in" fo:margin-top="0.4866in" fo:margin-bottom="0in" loext:contextual-spacing="false" fo:line-height="100%" fo:orphans="0" fo:widows="0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.3335in" fo:margin-top="0.0043in" fo:margin-bottom="0in" loext:contextual-spacing="false" fo:line-height="95%" fo:orphans="0" fo:widows="0" fo:text-indent="0in" style:auto-text-indent="false"/>
    </style:style>
    <style:style style:name="P12" style:family="paragraph" style:parent-style-name="Standard">
      <style:paragraph-properties fo:margin-left="0in" fo:margin-right="0.6665in" fo:margin-top="0.0256in" fo:margin-bottom="0in" loext:contextual-spacing="false" fo:line-height="100%" fo:orphans="0" fo:widows="0" fo:text-indent="0in" style:auto-text-indent="false"/>
    </style:style>
    <style:style style:name="P13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4" style:family="paragraph" style:parent-style-name="Standard">
      <style:paragraph-properties fo:margin-left="0in" fo:margin-right="0.0835in" fo:margin-top="0.0138in" fo:margin-bottom="0in" loext:contextual-spacing="false" fo:line-height="100%" fo:orphans="0" fo:widows="0" fo:text-indent="0in" style:auto-text-indent="false"/>
    </style:style>
    <style:style style:name="T1" style:family="text">
      <style:text-properties style:font-name="Ubuntu Mono" fo:font-size="40pt" style:font-name-asian="Ubuntu Mono1" style:font-size-asian="40pt" style:font-name-complex="Ubuntu Mono1" style:font-size-complex="40pt"/>
    </style:style>
    <style:style style:name="T2" style:family="text">
      <style:text-properties style:font-name="Ubuntu Mono" fo:font-size="20pt" style:font-name-asian="Ubuntu Mono1" style:font-size-asian="20pt" style:font-name-complex="Ubuntu Mono1" style:font-size-complex="20pt"/>
    </style:style>
    <style:style style:name="T3" style:family="text">
      <style:text-properties style:font-name="Ubuntu Mono" fo:font-size="12pt" style:font-name-asian="Ubuntu Mono1" style:font-size-asian="12pt" style:font-name-complex="Ubuntu Mono1" style:font-size-complex="12pt"/>
    </style:style>
    <style:style style:name="T4" style:family="text">
      <style:text-properties style:font-name="Ubuntu Mono" fo:font-size="12pt" fo:font-style="italic" style:font-name-asian="Ubuntu Mono1" style:font-size-asian="12pt" style:font-style-asian="italic" style:font-name-complex="Ubuntu Mono1" style:font-size-complex="12pt"/>
    </style:style>
    <style:style style:name="T5" style:family="text">
      <style:text-properties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155cc" style:font-name="Ubuntu Mono" fo:font-size="12pt" style:text-underline-style="solid" style:text-underline-width="auto" style:text-underline-color="font-color" style:font-name-asian="Ubuntu Mono1" style:font-size-asian="12pt" style:font-name-complex="Ubuntu Mono1" style:font-size-complex="12pt"/>
    </style:style>
    <style:style style:name="T8" style:family="text">
      <style:text-properties fo:color="#1155cc" style:font-name="Ubuntu Mono" fo:font-size="12pt" style:font-name-asian="Ubuntu Mono1" style:font-size-asian="12pt" style:font-name-complex="Ubuntu Mon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rea 01</text:span></text:p>
      <text:p text:style-name="P2"><text:span text:style-name="T2">07 de Diciembre del 2021</text:span></text:p>
      <text:p text:style-name="P3"><text:span text:style-name="T3">En esta tarea y en base a los datos del proceso de vacunación mundial para el COVID-19, se requiere realizar gráficos utilizando exclusivamente bibliotecas de Python. Realizar los siguientes gráficos: </text:span></text:p>
      <text:p text:style-name="P5"><text:span text:style-name="T3">1. Cantidad de personas vacunadas a la fecha para cada país, ordenados de menor a mayor (</text:span><text:span text:style-name="T4">people_vaccinated</text:span><text:span text:style-name="T3">) (1.5 pt.) </text:span></text:p>
      <text:p text:style-name="P6"><text:span text:style-name="T3">2. Cantidad de vacunas diarias en Chile, desde la primera fecha hasta la última (</text:span><text:span text:style-name="T4">daily_vaccinations_raw</text:span><text:span text:style-name="T3">) (2.0 pt.) </text:span></text:p>
      <text:p text:style-name="P11"><text:span text:style-name="T3">3. Mostrar porcentualmente y en bruto (en un mismo gráfico) el porcentaje/cantidad de tipos de vacuna (</text:span><text:span text:style-name="T4">vaccines</text:span><text:span text:style-name="T3">) (2.5 pt.)</text:span></text:p>
      <text:p text:style-name="P11"><text:span text:style-name="T3">4. Cantidad de días que ha durado el proceso de vacunación para cada país (</text:span><text:span text:style-name="T4">date</text:span><text:span text:style-name="T3">) (2.0 pt.)</text:span></text:p>
      <text:p text:style-name="P11"><text:span text:style-name="T3">5. Cantidad de vacunados diarios para los países: Chile, Argentina y Brasil en un mismo gráfico (</text:span><text:span text:style-name="T4">daily_vaccinations_raw</text:span><text:span text:style-name="T3">) (2.0 pt.) </text:span></text:p>
      <text:p text:style-name="P4"><text:span text:style-name="T3">Para analizar y/o graficar los datos puede utilizar las bibliotecas vistas en clase u otras que estime convenientes. Debe utilizar el tipo de gráfico que mejor se ajuste a lo que desea mostrar en cada actividad. Para la evaluación se tendrá en consideración aspectos como la correctitud del tipo de gráfico, títulos (gráfico y ejes) y colores. </text:span></text:p>
      <text:p text:style-name="P7"><text:span text:style-name="T2">Entrega </text:span></text:p>
      <text:p text:style-name="P8"><text:span text:style-name="T6">● </text:span><text:span text:style-name="T3">Deadline: </text:span><text:span text:style-name="T5">26/12/2021 hasta las 23:59 </text:span></text:p>
      <text:p text:style-name="P12"><text:span text:style-name="T6">● </text:span><text:span text:style-name="T3">Debido a que el dataset se actualiza constantemente, </text:span><text:span text:style-name="T5">utilizar exclusivamente </text:span><text:span text:style-name="T3">el archivo que se encuentra en el classroom.</text:span></text:p>
      <text:p text:style-name="P13"><text:span text:style-name="T6">● </text:span><text:span text:style-name="T3">El notebook debe seguir la estructura de las actividades, es decir, </text:span><text:span text:style-name="T5">tener 5 secciones </text:span></text:p>
      <text:p text:style-name="P14"><text:span text:style-name="T6">● </text:span><text:span text:style-name="T3">Subir notebook (.ipynb) a classroom y compartir enlace a colab al correo jruiz@escalab.academy, los 2 archivos deben ser idénticos. </text:span></text:p>
      <text:p text:style-name="P9"><text:span text:style-name="T2">Referencias </text:span></text:p>
      <text:p text:style-name="P8"><text:span text:style-name="T6">● </text:span><text:span text:style-name="T3">Documentación del dataset:</text:span></text:p>
      <text:p text:style-name="P8"><text:span text:style-name="T7">https://www.kaggle.com/gpreda/covid-world-vaccination-progress</text:span><text:span text:style-name="T8">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52" meta:character-count="1648" meta:non-whitespace-character-count="1402"/>
    <meta:generator>LibreOfficeDev/6.0.5.2$Linux_X86_64 LibreOffice_project/</meta:generator>
  </office:meta>
</office:document-meta>
</file>